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0.75cm" fo:min-width="0.5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P1" style:family="paragraph">
      <style:paragraph-properties fo:text-align="center"/>
      <style:text-properties fo:color="#193300"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/>
      <style:text-properties fo:color="#193300" fo:font-size="7pt" fo:font-weight="normal" style:font-size-asian="7pt" style:font-weight-asian="normal" style:font-size-complex="7pt" style:font-weight-complex="normal"/>
    </style:style>
    <style:style style:name="P3" style:family="paragraph">
      <style:paragraph-properties fo:text-align="center"/>
      <style:text-properties fo:color="#193300" fo:font-size="6pt" fo:font-weight="normal" style:font-size-asian="6pt" style:font-weight-asian="normal" style:font-size-complex="6pt" style:font-weight-complex="normal"/>
    </style:style>
    <style:style style:name="P4" style:family="paragraph">
      <loext:graphic-properties draw:fill="none"/>
      <style:paragraph-properties fo:text-align="center"/>
      <style:text-properties fo:color="#193300" fo:font-size="6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  <style:text-properties fo:color="#193300" style:text-position="-33% 58%" fo:font-size="7pt" fo:font-weight="normal" style:font-size-asian="7pt" style:font-weight-asian="normal" style:font-size-complex="7pt" style:font-weight-complex="normal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193300" fo:font-size="7pt" fo:font-weight="normal" style:font-size-asian="7pt" style:font-weight-asian="normal" style:font-size-complex="7pt" style:font-weight-complex="normal"/>
    </style:style>
    <style:style style:name="T2" style:family="text">
      <style:text-properties fo:color="#193300" fo:font-size="6pt" fo:font-weight="normal" style:font-size-asian="6pt" style:font-weight-asian="normal" style:font-size-complex="6pt" style:font-weight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1cm" svg:x="2cm" svg:y="2cm">
          <text:p text:style-name="P1"><text:span text:style-name="T1">Wald-</text:span></text:p>
          <text:p text:style-name="P1"><text:span text:style-name="T1">Hütte</text:span></text:p>
          <text:p text:style-name="P1"><text:span text:style-name="T1">(Start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cm" svg:y="5cm">
          <text:p text:style-name="P3"><text:span text:style-name="T2">Verwaiste</text:span><text:span text:style-name="T2"><text:line-break/></text:span><text:span text:style-name="T2">Scheune</text:span><text:span text:style-name="T2"><text:line-break/></text:span><text:span text:style-name="T2">(Ziel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cm" svg:y="2cm">
          <text:p text:style-name="P1"><text:span text:style-name="T1">Felsvor-</text:span></text:p>
          <text:p text:style-name="P1"><text:span text:style-name="T1">sp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cm" svg:y="1cm">
          <text:p text:style-name="P1"><text:span text:style-name="T1">Felsvor-</text:span></text:p>
          <text:p text:style-name="P1"><text:span text:style-name="T1">sp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1cm">
          <text:p text:style-name="P1"><text:span text:style-name="T1">Felsvor-</text:span></text:p>
          <text:p text:style-name="P1"><text:span text:style-name="T1">sprung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0.6cm" svg:height="4cm" svg:x="0.3cm" svg:y="1cm">
          <draw:text-box>
            <text:p><text:span text:style-name="T3">Abgrund</text:span></text:p>
          </draw:text-box>
        </draw:frame>
        <draw:custom-shape draw:style-name="gr2" draw:text-style-name="P2" draw:layer="layout" svg:width="1cm" svg:height="1cm" svg:x="1cm" svg:y="3cm">
          <text:p text:style-name="P1"><text:span text:style-name="T1">Felsvor-</text:span></text:p>
          <text:p text:style-name="P1"><text:span text:style-name="T1">sp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1cm">
          <text:p text:style-name="P1"><text:span text:style-name="T1">Wald</text:span></text:p>
          <text:p text:style-name="P1"><text:span text:style-name="T1">:ra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cm" svg:y="1cm">
          <text:p text:style-name="P1"><text:span text:style-name="T1">Wald</text:span></text:p>
          <text:p text:style-name="P1"><text:span text:style-name="T1">:rand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1cm" svg:height="0.645cm" svg:x="0.8cm" svg:y="0.355cm">
          <draw:text-box>
            <text:p><text:span text:style-name="T3">A b g r u n d</text:span></text:p>
          </draw:text-box>
        </draw:frame>
        <draw:custom-shape draw:style-name="gr2" draw:text-style-name="P2" draw:layer="layout" svg:width="1cm" svg:height="1cm" svg:x="1cm" svg:y="4cm">
          <text:p text:style-name="P1"><text:span text:style-name="T1">Wald</text:span></text:p>
          <text:p text:style-name="P1"><text:span text:style-name="T1">:ra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3cm">
          <text:p text:style-name="P1"><text:span text:style-name="T1">Wald</text:span></text:p>
          <text:p text:style-name="P1"><text:span text:style-name="T1">:lich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2cm">
          <text:p text:style-name="P1"><text:span text:style-name="T1">Wald</text:span></text:p>
          <text:p text:style-name="P1"><text:span text:style-name="T1">:dich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cm" svg:y="5cm">
          <text:p text:style-name="P1"><text:span text:style-name="T1">Ebe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5cm">
          <text:p text:style-name="P1"><text:span text:style-name="T1">Ebe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5cm">
          <text:p text:style-name="P1"><text:span text:style-name="T1">Ebe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cm" svg:y="5cm">
          <text:p text:style-name="P1"><text:span text:style-name="T1">Ebe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3cm">
          <text:p text:style-name="P1"><text:span text:style-name="T1">Fels</text:span></text:p>
          <text:p text:style-name="P1"><text:span text:style-name="T1">:n.pass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4cm">
          <text:p text:style-name="P1"><text:span text:style-name="T1">Wald</text:span></text:p>
          <text:p text:style-name="P1"><text:span text:style-name="T1">:ra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cm" svg:y="2cm">
          <text:p text:style-name="P1"><text:span text:style-name="T1">Wald</text:span></text:p>
          <text:p text:style-name="P1"><text:span text:style-name="T1">:dich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cm" svg:y="1cm">
          <text:p text:style-name="P1"><text:span text:style-name="T1">Ebe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cm" svg:y="2cm">
          <text:p text:style-name="P1"><text:span text:style-name="T1">Wald</text:span></text:p>
          <text:p text:style-name="P1"><text:span text:style-name="T1">:ra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cm" svg:y="3cm">
          <text:p text:style-name="P1"><text:span text:style-name="T1">Wald</text:span></text:p>
          <text:p text:style-name="P1"><text:span text:style-name="T1">:ra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cm" svg:y="3cm">
          <text:p text:style-name="P1"><text:span text:style-name="T1">Ebe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cm" svg:y="4cm">
          <text:p text:style-name="P1"><text:span text:style-name="T1">Ebe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4cm">
          <text:p text:style-name="P1"><text:span text:style-name="T1">Wald</text:span></text:p>
          <text:p text:style-name="P1"><text:span text:style-name="T1">:ra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cm" svg:y="4cm">
          <text:p text:style-name="P1"><text:span text:style-name="T1">Wald</text:span></text:p>
          <text:p text:style-name="P1"><text:span text:style-name="T1">:ran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12:20:04.379008202</meta:creation-date>
    <dc:date>2018-12-12T13:47:33.915509577</dc:date>
    <meta:editing-duration>PT1H4M48S</meta:editing-duration>
    <meta:editing-cycles>1</meta:editing-cycles>
    <meta:document-statistic meta:object-count="27"/>
    <meta:generator>LibreOffice/5.2.7.2$Linux_X86_64 LibreOffice_project/20m0$Build-2</meta:generator>
  </office:meta>
</office:document-meta>
</file>